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2"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center" style:justify-single-word="false"/>
      <style:text-properties officeooo:paragraph-rsid="010cb7c2"/>
    </style:style>
    <style:style style:name="P10" style:family="paragraph" style:parent-style-name="Standard">
      <style:paragraph-properties fo:text-align="center" style:justify-single-word="false" fo:break-before="page"/>
      <style:text-properties officeooo:paragraph-rsid="010cb7c2"/>
    </style:style>
    <style:style style:name="P11" style:family="paragraph" style:parent-style-name="Standard">
      <style:paragraph-properties fo:text-align="start" style:justify-single-word="false"/>
      <style:text-properties officeooo:paragraph-rsid="010cb7c2"/>
    </style:style>
    <style:style style:name="P12" style:family="paragraph" style:parent-style-name="Standard">
      <style:paragraph-properties fo:text-align="start" style:justify-single-word="false"/>
      <style:text-properties officeooo:rsid="010cf5d0" officeooo:paragraph-rsid="010cf5d0"/>
    </style:style>
    <style:style style:name="P13"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4" style:family="paragraph" style:parent-style-name="Standard">
      <style:paragraph-properties fo:text-align="justify" style:justify-single-word="false"/>
      <style:text-properties fo:font-style="italic" officeooo:rsid="010cf5d0" officeooo:paragraph-rsid="010cf5d0" style:font-style-asian="italic"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9" style:family="paragraph" style:parent-style-name="Standard">
      <style:paragraph-properties fo:text-align="center" style:justify-single-word="false"/>
      <style:text-properties fo:font-style="italic" officeooo:rsid="011114c2" officeooo:paragraph-rsid="0116d2d9" style:font-style-asian="italic" style:font-style-complex="italic"/>
    </style:style>
    <style:style style:name="P20"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21" style:family="paragraph" style:parent-style-name="Standard">
      <style:paragraph-properties fo:text-align="start" style:justify-single-word="false"/>
      <style:text-properties fo:font-style="italic" officeooo:rsid="011d84e4" officeooo:paragraph-rsid="011d84e4" style:font-style-asian="italic" style:font-style-complex="italic"/>
    </style:style>
    <style:style style:name="P22" style:family="paragraph" style:parent-style-name="Standard">
      <style:paragraph-properties fo:text-align="start" style:justify-single-word="false"/>
      <style:text-properties fo:font-style="italic" officeooo:rsid="011e291f" officeooo:paragraph-rsid="011e291f" style:font-style-asian="italic" style:font-style-complex="italic"/>
    </style:style>
    <style:style style:name="P23" style:family="paragraph" style:parent-style-name="Standard">
      <style:text-properties fo:font-style="italic" officeooo:paragraph-rsid="01225537" style:font-style-asian="italic" style:font-style-complex="italic"/>
    </style:style>
    <style:style style:name="P24" style:family="paragraph" style:parent-style-name="Standard">
      <style:paragraph-properties fo:margin-left="1.4772in" fo:margin-right="0in" fo:text-align="end" style:justify-single-word="false" fo:text-indent="0in" style:auto-text-indent="false"/>
      <style:text-properties fo:font-style="italic" style:font-style-asian="italic" style:font-style-complex="italic"/>
    </style:style>
    <style:style style:name="P25" style:family="paragraph" style:parent-style-name="Standard">
      <style:paragraph-properties fo:margin-left="1.9693in" fo:margin-right="0in" fo:text-align="end" style:justify-single-word="false" fo:text-indent="0in" style:auto-text-indent="false"/>
      <style:text-properties fo:font-style="italic" style:font-style-asian="italic" style:font-style-complex="italic"/>
    </style:style>
    <style:style style:name="P26" style:family="paragraph" style:parent-style-name="Standard">
      <style:paragraph-properties fo:margin-left="0in" fo:margin-right="0in" fo:text-align="start" style:justify-single-word="false" fo:text-indent="0in" style:auto-text-indent="false"/>
      <style:text-properties fo:font-style="italic" style:font-style-asian="italic" style:font-style-complex="italic"/>
    </style:style>
    <style:style style:name="P27" style:family="paragraph" style:parent-style-name="Standard">
      <style:paragraph-properties fo:margin-left="0in" fo:margin-right="0in" fo:text-align="start" style:justify-single-word="false" fo:text-indent="0in" style:auto-text-indent="false"/>
      <style:text-properties fo:font-style="italic" officeooo:paragraph-rsid="0124ab63" style:font-style-asian="italic" style:font-style-complex="italic"/>
    </style:style>
    <style:style style:name="P28" style:family="paragraph" style:parent-style-name="Standard">
      <style:paragraph-properties fo:text-align="start" style:justify-single-word="false"/>
      <style:text-properties fo:font-style="normal" fo:font-weight="bold" officeooo:rsid="011f27c7" officeooo:paragraph-rsid="011f27c7" style:font-style-asian="normal" style:font-weight-asian="bold" style:font-style-complex="normal" style:font-weight-complex="bold"/>
    </style:style>
    <style:style style:name="P29"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30"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31" style:family="paragraph" style:parent-style-name="Standard">
      <style:paragraph-properties fo:margin-left="0in" fo:margin-right="0in" fo:text-align="center" style:justify-single-word="false" fo:text-indent="0in" style:auto-text-indent="false"/>
      <style:text-properties fo:font-style="normal" officeooo:paragraph-rsid="01237a45"/>
    </style:style>
    <style:style style:name="P32" style:family="paragraph" style:parent-style-name="Standard">
      <style:paragraph-properties fo:margin-left="0in" fo:margin-right="0in" fo:text-align="center" style:justify-single-word="false" fo:text-indent="0in" style:auto-text-indent="false"/>
      <style:text-properties fo:font-style="normal" officeooo:paragraph-rsid="0127feb2"/>
    </style:style>
    <style:style style:name="P33"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34" style:family="paragraph" style:parent-style-name="Standard">
      <style:paragraph-properties fo:margin-left="0in" fo:margin-right="0in" fo:text-align="center" style:justify-single-word="false" fo:text-indent="0in" style:auto-text-indent="false" fo:break-before="page"/>
      <style:text-properties fo:font-style="normal" officeooo:rsid="012ff9a0" officeooo:paragraph-rsid="012ff9a0"/>
    </style:style>
    <style:style style:name="P35" style:family="paragraph" style:parent-style-name="Standard">
      <style:paragraph-properties fo:margin-left="0in" fo:margin-right="0in" fo:text-align="center" style:justify-single-word="false" fo:text-indent="0in" style:auto-text-indent="false"/>
      <style:text-properties fo:font-style="normal" officeooo:rsid="012ff9a0" officeooo:paragraph-rsid="0131aac3"/>
    </style:style>
    <style:style style:name="P3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2ff9a0"/>
    </style:style>
    <style:style style:name="P3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38"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39"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40"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41"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T1"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4"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5"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5"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6"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27"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28"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background-color="transparent" loext:char-shading-value="0" style:font-size-asian="8pt" style:font-size-complex="8pt"/>
    </style:style>
    <style:style style:name="T30" style:family="text">
      <style:text-properties fo:color="#ffffff" loext:opacity="100%" style:font-name="Noto Sans Mono" fo:font-size="8pt" officeooo:rsid="010b087a" fo:background-color="transparent" loext:char-shading-value="0" style:font-size-asian="8pt" style:font-size-complex="8pt"/>
    </style:style>
    <style:style style:name="T31" style:family="text">
      <style:text-properties fo:color="#ffffff" loext:opacity="100%" style:font-name="Noto Sans Mono" fo:font-size="8pt" officeooo:rsid="010cb7c2" fo:background-color="transparent" loext:char-shading-value="0" style:font-size-asian="8pt" style:font-size-complex="8pt"/>
    </style:style>
    <style:style style:name="T32" style:family="text">
      <style:text-properties fo:color="#ffffff" loext:opacity="100%" style:font-name="Noto Sans Mono" fo:font-size="8pt" officeooo:rsid="010cf4c6" fo:background-color="transparent" loext:char-shading-value="0" style:font-size-asian="8pt" style:font-size-complex="8pt"/>
    </style:style>
    <style:style style:name="T33" style:family="text">
      <style:text-properties fo:color="#ffffff" loext:opacity="100%" style:font-name="Noto Sans Mono" fo:font-size="8pt" officeooo:rsid="010d36c0" fo:background-color="transparent" loext:char-shading-value="0" style:font-size-asian="8pt" style:font-size-complex="8pt"/>
    </style:style>
    <style:style style:name="T34"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5"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6"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37"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38"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39"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6" style:family="text">
      <style:text-properties officeooo:rsid="010b087a"/>
    </style:style>
    <style:style style:name="T47" style:family="text">
      <style:text-properties officeooo:rsid="011ce2cf"/>
    </style:style>
    <style:style style:name="T48" style:family="text">
      <style:text-properties officeooo:rsid="012bd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6">VII</text:span>.<text:span text:style-name="T46">X</text:span>.XXIV</text:p>
      <text:p text:style-name="P7"><text:span text:style-name="T29"/></text:p>
      <text:p text:style-name="P7"><text:span text:style-name="T29">I woke, played Wordle (GAUNT in two,) watched a reel from Jack (a hammer </text:span><text:span text:style-name="T30">d</text:span><text:span text:style-name="T29">ulci</text:span><text:span text:style-name="T30">mer</text:span><text:span text:style-name="T29"> playing the Smash Bros Melee menu theme) and wrote in my phone journal at 9:27. </text:span></text:p>
      <text:p text:style-name="P7"><text:span text:style-name="T29"><text:s text:c="3"/>I had originally woken at 5:30 when a neighbor was getting dropped off and someone yelled, "</text:span><text:span text:style-name="T34">I'm the driving service now!</text:span><text:span text:style-name="T29">" which led to me eating a grape Outshine bar + some Cheez-Its and having a hard time getting back to sleep; </text:span><text:span text:style-name="T30">b</text:span><text:span text:style-name="T29">ut, I eventually dreamt of being at a house party with some real stiffs, my family included.</text:span></text:p>
      <text:p text:style-name="P7"><text:span text:style-name="T29"/></text:p>
      <text:p text:style-name="P7"><text:span text:style-name="T29">I am excited and nervous to paste the first page into my new journal, a B6 graph-lined 176-page thread-bound minimalist soft-covered </text:span><text:span text:style-name="T31">notebook</text:span><text:span text:style-name="T29"> from Midori, aka MD Paper. "When all pages are full,” </text:span><text:span text:style-name="T32">it says,</text:span><text:span text:style-name="T29"> “</text:span><text:span text:style-name="T32">Y</text:span><text:span text:style-name="T29">ou'll have a personalized book. Keep it on your bookshelf with your favorite reads." </text:span></text:p>
      <text:p text:style-name="P8"><text:span text:style-name="T29"><text:s text:c="3"/>The paper width is 6.1 inches, so that's what I'm nervous about; the horizontal margin for error when pasting pages will be </text:span><text:span text:style-name="T35">none</text:span><text:span text:style-name="T29">. . . </text:span><text:span text:style-name="T31">I printed a couple cover sheets for testing and made the GitHub repository public in case I should pass and anyone would like to publish these.</text:span></text:p>
      <text:p text:style-name="P8"><text:span text:style-name="T31"><text:s text:c="3"/>I carefully placed the pages as far into the spine as I could and was pleased with the fit, but still nervous. </text:span><text:span text:style-name="T29">I went downstairs, made a coffee, laid in the hammock and tried not to think about my journal. </text:span><text:span text:style-name="T31">I</text:span><text:span text:style-name="T29"> poured a second </text:span><text:span text:style-name="T31">cup</text:span><text:span text:style-name="T29">, came upstairs, grabbed my Mr. Coffee </text:span><text:span text:style-name="T31">coffee </text:span><text:span text:style-name="T29">heater off the living room table, set it up at my desk and wrote in my journal until 10:</text:span><text:span text:style-name="T32">52</text:span><text:span text:style-name="T29">.</text:span></text:p>
      <text:p text:style-name="P9"><text:span text:style-name="T29">/ / /</text:span></text:p>
      <text:p text:style-name="P10"><text:span text:style-name="T29">. . .</text:span></text:p>
      <text:p text:style-name="P11"><text:span text:style-name="T29"/></text:p>
      <text:p text:style-name="P12"><text:span text:style-name="T29">I tidied my room a bit after printing my first page and eventually got a text from Cait, saying, “You pretty much published a book!”</text:span></text:p>
      <text:p text:style-name="P12"><text:span text:style-name="T29"><text:s text:c="3"/>I said, “Hehe yeah. Just started a new one today that should hopefully be a better fit but we'll have to see how it handles getting stuffed with all those labels,” and then, “What you up to?”</text:span></text:p>
      <text:p text:style-name="P12"><text:span text:style-name="T29"/></text:p>
      <text:p text:style-name="P14"><text:span text:style-name="T29">“About to walk to the market get some supplies </text:span></text:p>
      <text:p text:style-name="P14"><text:span text:style-name="T29">Eek at 3</text:span></text:p>
      <text:p text:style-name="P14"><text:span text:style-name="T29">Work at 3 I mean </text:span></text:p>
      <text:p text:style-name="P14"><text:span text:style-name="T29">What's up with you</text:span></text:p>
      <text:p text:style-name="P15"><text:span text:style-name="T29">Just sittim on my bed habbin coppee</text:span></text:p>
      <text:p text:style-name="P14"><text:span text:style-name="T29">Lol</text:span></text:p>
      <text:p text:style-name="P14"><text:span text:style-name="T29">Feel like taking a walk at hominy creek?</text:span></text:p>
      <text:p text:style-name="P16"><text:span text:style-name="T29">Sure!</text:span></text:p>
      <text:p text:style-name="P14"><text:span text:style-name="T29">Word! I'm just walking to the market <text:s/></text:span></text:p>
      <text:p text:style-name="P14"><text:span text:style-name="T29">no be home about 20</text:span></text:p>
      <text:p text:style-name="P14"><text:span text:style-name="T29">Need anything?</text:span></text:p>
      <text:p text:style-name="P15"><text:span text:style-name="T29">Meet you at the sand hill entrance in 30?</text:span></text:p>
      <text:p text:style-name="P15"><text:span text:style-name="T29">Can't think o nothin”</text:span></text:p>
      <text:p text:style-name="P15"><text:span text:style-name="T29"/></text:p>
      <text:p text:style-name="P13"><text:span text:style-name="T36"><text:s text:c="3"/>I brushed</text:span><text:span text:style-name="T29"> </text:span><text:span text:style-name="T36">my teeth, put on my hat, shoes, bag (which still contained my wallet and cup,) grabbed my phone, both journals, a Hop Splash and left the house. </text:span><text:span text:style-name="T37">I walked up Brevard, Olney, Sand Hill, found a humongous leaf, walked to BHT</text:span><text:span text:style-name="T37"><text:note text:id="ftn0" text:note-class="footnote"><text:note-citation>1</text:note-citation><text:note-body><text:p text:style-name="P3">The Hominy Creek Greenway—Ross calls it the Brother Hug Trail in honor of Brother Hug, who maintains the trail, or BHT for short.</text:p></text:note-body></text:note></text:span><text:span text:style-name="T37">, sat on a rock and wrote in my journal until Cait pulled up at 12:57.</text:span></text:p>
      <text:p text:style-name="P13"><text:soft-page-break/><text:span text:style-name="T37"><text:s text:c="3"/>We walked to the water, saw Neighbor Scott, confirmed Ether Jam for Saturday night, put our feet in the creek, walked down to the other end and back again.</text:span></text:p>
      <text:p text:style-name="P13"><text:span text:style-name="T37"><text:s text:c="3"/>“Whatchu gonna do now?” I said.</text:span></text:p>
      <text:p text:style-name="P13"><text:span text:style-name="T37"><text:s text:c="3"/>Cait said, “We </text:span><text:span text:style-name="T33">could</text:span><text:span text:style-name="T37"> go get an </text:span><text:span text:style-name="T33">iced</text:span><text:span text:style-name="T37"> coffee.”</text:span></text:p>
      <text:p text:style-name="P13"><text:span text:style-name="T37"><text:s text:c="3"/>“</text:span><text:span text:style-name="T38">Oh, you ain’t gwan tell me what to drink, nah.”</text:span></text:p>
      <text:p text:style-name="P13"><text:span text:style-name="T38"><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9">opened another hop water, </text:span><text:span text:style-name="T38">sat at the hog</text:span><text:span text:style-name="T38"><text:note text:id="ftn1" text:note-class="footnote"><text:note-citation>2</text:note-citation><text:note-body><text:p text:style-name="P4">A term psuedo-coined by Dulci meaning ‘the big thing,’ so, in this instance, Ross’s desktop <text:span text:style-name="T47">computer</text:span>, a 2011 iMac running Linux Mint.</text:p></text:note-body></text:note></text:span><text:span text:style-name="T38"> and wrote in my journal until 3:16.</text:span></text:p>
      <text:p text:style-name="P13"><text:span text:style-name="T38"/></text:p>
      <text:p text:style-name="P18"><text:span text:style-name="T38">I </text:span><text:span text:style-name="T36">am thrilled to have discovered how to use footnotes and surprised I haven’t done it sooner. It is one of my favorite techniques. I guess I’ll have to update my rules page. </text:span><text:span text:style-name="T39">Bardo the Bard lives!</text:span></text:p>
      <text:p text:style-name="P18"><text:span text:style-name="T39">. . .</text:span><text:span text:style-name="T40">I scrolled on my phone, took a bath, shaved my face, ate grapes and Cheez-Its, exchanged a couple reels with Hannah </text:span><text:span text:style-name="T41">and wrote in my journal til 5:32. . .</text:span><text:span text:style-name="T42">I laid in bed and slept for almost an hour, then ate grapes, noodles n’ peas, wrote at 7:28 </text:span><text:span text:style-name="T43">and started transcribing journal entries from 2022.</text:span></text:p>
      <text:p text:style-name="P19"><text:span text:style-name="T43"/></text:p>
      <text:p text:style-name="P19"><text:span text:style-name="T43">. . .</text:span></text:p>
      <text:p text:style-name="P19"><text:span text:style-name="T43"/></text:p>
      <text:p text:style-name="P20"><text:span text:style-name="T43">I </text:span><text:span text:style-name="T36">ended up transcribing 22 entries but also spent lots of time in bed looking at my phone and then wrote in my journal at 9:38. . .</text:span><text:span text:style-name="T44">Hannah sent me a </text:span><text:soft-page-break/><text:span text:style-name="T44">‘reel’ about cat racing, and, when I hit the home button, there was a video of her playing the song I had seen </text:span><text:span text:style-name="T45">sitting </text:span><text:span text:style-name="T44">at her piano, Clean Slate:</text:span></text:p>
      <text:p text:style-name="P20"><text:span text:style-name="T44"/></text:p>
      <text:p text:style-name="P21"><text:span text:style-name="T29">Having you is like a clean slate</text:span></text:p>
      <text:p text:style-name="P22"><text:span text:style-name="T29">Can’t remember all my mistakes</text:span></text:p>
      <text:p text:style-name="P22"><text:span text:style-name="T29">Somehow I get to know you</text:span></text:p>
      <text:p text:style-name="P22"><text:span text:style-name="T29">Somehow you’re here</text:span></text:p>
      <text:p text:style-name="P22"><text:span text:style-name="T29"/></text:p>
      <text:p text:style-name="P22"><text:span text:style-name="T29">Grew up a goody twoshoes</text:span></text:p>
      <text:p text:style-name="P22"><text:span text:style-name="T29">I neglected all my wild and free</text:span></text:p>
      <text:p text:style-name="P22"><text:span text:style-name="T29">Pulled up flowers——I stomped on weeds</text:span></text:p>
      <text:p text:style-name="P28"><text:span text:style-name="T25">And I wouldn’t know love if it came right up to me</text:span></text:p>
      <text:p text:style-name="P22"><text:span text:style-name="T29"/></text:p>
      <text:p text:style-name="P22"><text:span text:style-name="T29">Loving you is like a clean slate</text:span></text:p>
      <text:p text:style-name="P22"><text:span text:style-name="T29">Can’t remember all my mistakes</text:span></text:p>
      <text:p text:style-name="P22"><text:span text:style-name="T29">Somehow I get to know you</text:span></text:p>
      <text:p text:style-name="P22"><text:span text:style-name="T29">Somehow you’re here</text:span></text:p>
      <text:p text:style-name="P22"><text:span text:style-name="T29"/></text:p>
      <text:p text:style-name="P28"><text:span text:style-name="T29">VII.XI</text:span></text:p>
      <text:p text:style-name="P28"><text:span text:style-name="T25"/></text:p>
      <text:p text:style-name="Standard"><text:span text:style-name="T25">The weather had turned surprisingly cold. I was tossing, turning, hiding my face under the blanket and could hear the sounds of heat coming out of the vent, Erica leaving the house. </text:span><text:span text:style-name="T26">I woke up when Dan texted me at 10:19. "Wyndham is in,” he said. “Would you be available next thursday at some point for a little run-through? it's mostly for him,” and then, “so no biggie if you can't”</text:span></text:p>
      <text:p text:style-name="Standard"><text:span text:style-name="T26"><text:s text:c="3"/>I said, “Early in the day would be good,” got up, went to the restroom, sat on the toilet and thought it was interesting how Wyndham is pet sitter for the Williams household now and how I have been upgrated to the McMickens.</text:span></text:p>
      <text:p text:style-name="Standard"><text:soft-page-break/><text:span text:style-name="T26"><text:s text:c="3"/>I went downstairs, made a cup of coffee, sat in the hammock and played a very challenging Wordle (CAMEO in five.) </text:span><text:span text:style-name="T27">I sent Hannah a reel I had been saving for a while </text:span><text:span text:style-name="T28">(</text:span><text:span text:style-name="T27">a lad</text:span><text:span text:style-name="T28">y’</text:span><text:span text:style-name="T27">s feet in bed with two orange cats covering them like slippers</text:span><text:span text:style-name="T28">)</text:span><text:span text:style-name="T27"> and said, “Hope you woke up like this” </text:span><text:span text:style-name="T26">before pouring a second cup, coming upstairs and writing in my journal until 10:56.</text:span></text:p>
      <text:p text:style-name="Standard"><text:span text:style-name="T26"><text:s text:c="3"/></text:span><text:span text:style-name="T27">Hannah liked my reel and then texted me saying:</text:span></text:p>
      <text:p text:style-name="Standard"><text:span text:style-name="T27"/></text:p>
      <text:p text:style-name="P23"><text:span text:style-name="T27">“Guess who has not gotten paid for </text:span></text:p>
      <text:p text:style-name="P23"><text:span text:style-name="T27">tour and is anxious about it! </text:span></text:p>
      <text:p text:style-name="P17"><text:span text:style-name="T27">Meeeee</text:span></text:p>
      <text:p text:style-name="P23"><text:span text:style-name="T27">Storing away the feeling so I can </text:span></text:p>
      <text:p text:style-name="P23"><text:span text:style-name="T27">remember it next time it's my turn </text:span></text:p>
      <text:p text:style-name="P23"><text:span text:style-name="T27">to pay people</text:span></text:p>
      <text:p text:style-name="P24"><text:span text:style-name="T27">I hate that feeling! I have extra money if you need a couple hundo</text:span></text:p>
      <text:p text:style-name="P23"><text:span text:style-name="T27">Thanks friend</text:span></text:p>
      <text:p text:style-name="P23"><text:span text:style-name="T27">I'll be okay I think! </text:span></text:p>
      <text:p text:style-name="P23"><text:span text:style-name="T27">Some of this is anxiety when I don't</text:span></text:p>
      <text:p text:style-name="P23"><text:span text:style-name="T27"><text:s/>have a lot of structure. But I'm </text:span></text:p>
      <text:p text:style-name="P23"><text:span text:style-name="T27">finally back to bartending today. </text:span></text:p>
      <text:p text:style-name="P23"><text:span text:style-name="T27">What are you up to?</text:span></text:p>
      <text:p text:style-name="P24"><text:span text:style-name="T27">I'm ch-ch-chilling until Secret B-Sides rehearsal at 7 (prolly til 10.) What time you workin'?</text:span></text:p>
      <text:p text:style-name="P26"><text:span text:style-name="T27">Easy mode :-) I hope so!</text:span></text:p>
      <text:p text:style-name="P27"><text:span text:style-name="T27">I might grab a bite to eat at 1 </text:span></text:p>
      <text:p text:style-name="P27"><text:span text:style-name="T27">if you want to join me! </text:span></text:p>
      <text:p text:style-name="P25"><text:span text:style-name="T27">Food is an excellent idea—would love to!”</text:span></text:p>
      <text:p text:style-name="P26"><text:span text:style-name="T27"/></text:p>
      <text:p text:style-name="P29"><text:soft-page-break/><text:span text:style-name="T7"><text:s text:c="3"/></text:span><text:span text:style-name="T8">I cobbled all this </text:span><text:span text:style-name="T9">into</text:span><text:span text:style-name="T8"> my journal at 12:08 while listening to the Andy Shauf album PJ had sent me, </text:span><text:span text:style-name="T4">Norm</text:span><text:span text:style-name="T8">.</text:span></text:p>
      <text:p text:style-name="P31"><text:span text:style-name="T8"/></text:p>
      <text:p text:style-name="P31"><text:span text:style-name="T8">. . .</text:span></text:p>
      <text:p text:style-name="P29"><text:span text:style-name="T8"/></text:p>
      <text:p text:style-name="P33"><text:span text:style-name="T8">H</text:span><text:span text:style-name="T6">annah proposed Mamacita’s and was already downtown. <text:s/>I said I’d be there in 20 minutes, brushed my teeth, put on my Ever-Expanding shirt, hat, bag (</text:span><text:span text:style-name="T12">w/</text:span><text:span text:style-name="T6"> journal, phone, wallet and cup,) shoes, put the car key in my pocket and drove downtown to Terra Nova. I pulled out my phone to call Hannah and noticed it had been exactly 20 minutes.</text:span></text:p>
      <text:p text:style-name="P30"><text:span text:style-name="T6"><text:s text:c="3"/></text:span><text:span text:style-name="T10">She came outside with a ginormous backpack and </text:span><text:span text:style-name="T12">walked with</text:span><text:span text:style-name="T10"> me to Mamacita’s, where she ordered two tacos; </text:span><text:span text:style-name="T12">I had</text:span><text:span text:style-name="T10"> a grilled chicken burrito </text:span><text:span text:style-name="T12">and we </text:span><text:span text:style-name="T10">both </text:span><text:span text:style-name="T12">got</text:span><text:span text:style-name="T10"> chips, salsa and Mexican Cokes. She was having a hard time and asked how long it takes to adjust from tour. I said, “Mmm, three-and-a-half to four days</text:span><text:span text:style-name="T10"><text:note text:id="ftn2" text:note-class="footnote"><text:note-citation>3</text:note-citation><text:note-body><text:p text:style-name="P5">Other topics of conversation include community, disregarding the American dream, Secret-B Sides, her dad’s conspiracy theories, car maintenance, Clean Slate, <text:span text:style-name="T48">being unable to pour from an empty cup, </text:span>the Evangelicals at the adjacent table and the dangers of comparing one’s self to others.</text:p></text:note-body></text:note></text:span><text:span text:style-name="T10">.”</text:span></text:p>
      <text:p text:style-name="P30"><text:span text:style-name="T10"><text:s text:c="3"/></text:span><text:span text:style-name="T11">We walked quickly back to Terra Nova, </text:span><text:span text:style-name="T12">where</text:span><text:span text:style-name="T11"> I chatted with Doss and the other owner in the parking lot </text:span><text:span text:style-name="T12">before driving</text:span><text:span text:style-name="T11"> home, t</text:span><text:span text:style-name="T12">aking </text:span><text:span text:style-name="T11">off my shoes, bag, hat, s</text:span><text:span text:style-name="T12">itting</text:span><text:span text:style-name="T11"> at the hog and </text:span><text:span text:style-name="T12">writing</text:span><text:span text:style-name="T11"> in my journal </text:span><text:span text:style-name="T12">until 2:</text:span><text:span text:style-name="T13">4</text:span><text:span text:style-name="T14">4</text:span><text:span text:style-name="T12">. </text:span></text:p>
      <text:p text:style-name="P30"><text:span text:style-name="T12"/></text:p>
      <text:p text:style-name="P30"><text:span text:style-name="T12"/></text:p>
      <text:p text:style-name="P32"><text:span text:style-name="T12">/ / /</text:span></text:p>
      <text:p text:style-name="P34"><text:span text:style-name="T12">. . .</text:span></text:p>
      <text:p text:style-name="P36"><text:span text:style-name="T12"/></text:p>
      <text:p text:style-name="P40"><text:span text:style-name="T12">I </text:span><text:span text:style-name="T6">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text:span text:style-name="T12"/></text:p>
      <text:p text:style-name="P37"><text:span text:style-name="T24">T</text:span><text:span text:style-name="T22">hurs</text:span><text:span text:style-name="T6">, </text:span><text:span text:style-name="T3">Funkatorium</text:span><text:span text:style-name="T6">:</text:span></text:p>
      <text:p text:style-name="P39"><text:span text:style-name="T15"><text:s text:c="3"/>6:00 </text:span><text:span text:style-name="T22">Tina </text:span><text:span text:style-name="T23">&amp;</text:span><text:span text:style-name="T22"> her Pony</text:span></text:p>
      <text:p text:style-name="P37"><text:span text:style-name="T6"/></text:p>
      <text:p text:style-name="P37"><text:span text:style-name="T22">Fri</text:span><text:span text:style-name="T6">, </text:span><text:span text:style-name="T5">Funkatorium</text:span><text:span text:style-name="T15">:</text:span></text:p>
      <text:p text:style-name="P39"><text:span text:style-name="T6"><text:s text:c="3"/>6:30 </text:span><text:span text:style-name="T22">Hannah Kaminer </text:span><text:span text:style-name="T23">&amp; The Wistfuls</text:span></text:p>
      <text:p text:style-name="P37"><text:span text:style-name="T6"/></text:p>
      <text:p text:style-name="P37"><text:span text:style-name="T22">Sat</text:span><text:span text:style-name="T6">, </text:span><text:span text:style-name="T5">New Belgium</text:span><text:span text:style-name="T15">:</text:span></text:p>
      <text:p text:style-name="P39"><text:span text:style-name="T6"><text:s text:c="3"/>2:00 </text:span><text:span text:style-name="T22">Dulci</text:span></text:p>
      <text:p text:style-name="P37"><text:span text:style-name="T6"><text:s text:c="3"/>5:00 </text:span><text:span text:style-name="T22">Scott McMicken </text:span><text:span text:style-name="T23">&amp;</text:span><text:span text:style-name="T22"> the EVER-EXPANDING</text:span></text:p>
      <text:p text:style-name="P37"><text:span text:style-name="T6"/></text:p>
      <text:p text:style-name="P37"><text:span text:style-name="T5">Asheville Music Hall</text:span><text:span text:style-name="T15">:</text:span></text:p>
      <text:p text:style-name="P37"><text:span text:style-name="T6"><text:s text:c="3"/>9:30 </text:span><text:span text:style-name="T22">The Secret B-Sides</text:span></text:p>
      <text:p text:style-name="P39"><text:span text:style-name="T6"/></text:p>
      <text:p text:style-name="P39"><text:span text:style-name="T22">Sun</text:span><text:span text:style-name="T6">, </text:span><text:span text:style-name="T5">Sovereign Kava</text:span><text:span text:style-name="T15">:</text:span></text:p>
      <text:p text:style-name="P39"><text:span text:style-name="T6"><text:s text:c="3"/></text:span><text:span text:style-name="T15">3:30 </text:span><text:span text:style-name="T23">The Moon &amp; You</text:span></text:p>
      <text:p text:style-name="P39"><text:span text:style-name="T23"/></text:p>
      <text:p text:style-name="P38"><text:span text:style-name="T15">. . .</text:span><text:span text:style-name="T16">The paper sleeve for my journal arrived, but it was too small (A6,) so I signed up for an Amazon return and ordered another one despite also having my eye</text:span><text:span text:style-name="T16"><text:note text:id="ftn3"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6"> on a leather cover from Little Mountain Bindery, the Fillion. I wrote in my journal until 5:16.</text:span></text:p>
      <text:p text:style-name="P38"><text:soft-page-break/><text:span text:style-name="T16"/></text:p>
      <text:p text:style-name="P35"><text:span text:style-name="T16">. . .</text:span></text:p>
      <text:p text:style-name="P38"><text:span text:style-name="T16"/></text:p>
      <text:p text:style-name="P41"><text:span text:style-name="T16">I </text:span><text:span text:style-name="T6">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41"><text:span text:style-name="T18"><text:s text:c="3"/>I said hello and started toward the staircase to unlock the basement door. Wyndham said, “I </text:span><text:span text:style-name="T20">was e</text:span><text:span text:style-name="T18">xperimenting with some</text:span><text:span text:style-name="T19"> drum ergonomics, so you might need to adjust some heights.”</text:span></text:p>
      <text:p text:style-name="P41"><text:span text:style-name="T6"><text:s text:c="3"/>I </text:span><text:span text:style-name="T17">came back up and said I was going to sit on the porch, so I put Charlie on the tether. Wyndham was going to the grocery store (probably Whole Foods) and asked me to put Charlie in her crate since she can’t go down the stairs. He said, “There’s a——“</text:span></text:p>
      <text:p text:style-name="P41"><text:span text:style-name="T17"><text:s text:c="3"/>“A pink Kong?” I said. “I been workin’ this job for yeeeahhs.” Charlie the Human pulled up and then Juan. We sat on the porch for a second and then loaded through the basement door, including Charlie the Dog. </text:span><text:span text:style-name="T18">We played through three or four very similar sounding but groovy songs and called it good around 9:00.</text:span></text:p>
      <text:p text:style-name="Standard"><text:span text:style-name="T18"><text:s text:c="3"/>I walked with Wyndham and CtD through the park, then went up Sulfur Springs, Olney, Brevard </text:span><text:span text:style-name="T20">while</text:span><text:span text:style-name="T18"> texting with Hannah, </text:span><text:span text:style-name="T19">who was reading about autistic burnout and ADHD burnout because she feelt like shit and couldn't figure out why. </text:span><text:span text:style-name="T21">I offered to buy her things from the Patton Ave. Ingles and she said, "I'd be game! I could come with you. Or I could Venmo you for some hop waters or oat milk!”</text:span></text:p>
      <text:p text:style-name="Standard"><text:soft-page-break/><text:span text:style-name="T21"><text:s text:c="3"/>I said, “Sounds like you'd prefer the second option,” and then, “</text:span><text:span text:style-name="T1">happy to have the company too.” I was writing in my journal and it was 10:15.</text:span></text:p>
      <text:p text:style-name="Standard"><text:span text:style-name="T1"><text:s text:c="3"/></text:span><text:span text:style-name="T2">She said, “If you don't mind the company I'll come wi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1T22:19:04.846666286</dc:date>
    <meta:editing-duration>P5DT18H27M11S</meta:editing-duration>
    <meta:editing-cycles>224</meta:editing-cycles>
    <meta:generator>LibreOffice/7.3.7.2$Linux_X86_64 LibreOffice_project/30$Build-2</meta:generator>
    <meta:print-date>2024-07-11T17:22:39.035513843</meta:print-date>
    <meta:document-statistic meta:table-count="0" meta:image-count="0" meta:object-count="0" meta:page-count="9" meta:paragraph-count="101" meta:word-count="1884" meta:character-count="9999" meta:non-whitespace-character-count="8118"/>
  </office:meta>
</office:document-meta>
</file>